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style:style style:name="P3" style:family="paragraph" style:parent-style-name="Standard" style:list-style-name="L6"/>
    <style:style style:name="P4" style:family="paragraph" style:parent-style-name="Standard" style:list-style-name="L8"/>
    <style:style style:name="P5" style:family="paragraph" style:parent-style-name="Standard" style:list-style-name="L10"/>
    <style:style style:name="P6" style:family="paragraph" style:parent-style-name="Standard" style:list-style-name="L12"/>
    <style:style style:name="P7" style:family="paragraph" style:parent-style-name="Standard" style:list-style-name="L14"/>
    <style:style style:name="P8" style:family="paragraph" style:parent-style-name="Standard" style:list-style-name="L16"/>
    <style:style style:name="P9" style:family="paragraph" style:parent-style-name="Standard" style:list-style-name="L18"/>
    <style:style style:name="P10" style:family="paragraph" style:parent-style-name="Standard" style:list-style-name="L20"/>
    <style:style style:name="P11" style:family="paragraph" style:parent-style-name="Standard" style:list-style-name="L22"/>
    <style:style style:name="P12" style:family="paragraph" style:parent-style-name="Standard" style:list-style-name="L24"/>
    <style:style style:name="P13" style:family="paragraph" style:parent-style-name="Standard" style:list-style-name="L26"/>
    <style:style style:name="P14" style:family="paragraph" style:parent-style-name="Standard" style:list-style-name="L28"/>
    <style:style style:name="P15" style:family="paragraph" style:parent-style-name="Standard" style:list-style-name="L3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- apiVersion</text:span> <text:s text:c="2"/>&lt;string&gt;</text:p>
      <text:p text:style-name="Standard"><text:s text:c="5"/>APIVersion defines the versioned schema of this representation of an</text:p>
      <text:p text:style-name="Standard"><text:s text:c="5"/>object. Servers should convert recognized schemas to the latest internal</text:p>
      <text:p text:style-name="Standard"><text:s text:c="5"/>value, and may reject unrecognized values. </text:p>
      <text:p text:style-name="Standard"/>
      <text:p text:style-name="Standard">- <text:span text:style-name="T1">binaryData</text:span> <text:s text:c="2"/>&lt;map[string]string&gt;</text:p>
      <text:p text:style-name="Standard"><text:s text:c="5"/>BinaryData contains the binary data. </text:p>
      <text:p text:style-name="Standard"/>
      <text:p text:style-name="Standard">- <text:span text:style-name="T1">data</text:span> &lt;map[string]string&gt;</text:p>
      <text:p text:style-name="Standard"><text:s text:c="5"/>Data contains the configuration data. </text:p>
      <text:p text:style-name="Standard"/>
      <text:p text:style-name="Standard">- <text:span text:style-name="T1">immutable</text:span> <text:s text:c="3"/>&lt;boolean&gt;</text:p>
      <text:p text:style-name="Standard"><text:s text:c="5"/>Immutable, if set to true, ensures that data stored in the ConfigMap cannot</text:p>
      <text:p text:style-name="Standard"><text:s text:c="5"/>be updated (only object metadata can be modified). </text:p>
      <text:p text:style-name="Standard"/>
      <text:p text:style-name="Standard">- <text:span text:style-name="T1">kind</text:span> &lt;string&gt;</text:p>
      <text:p text:style-name="Standard"><text:s text:c="5"/>Kind is a string value representing the REST resource this object</text:p>
      <text:p text:style-name="Standard"><text:s text:c="5"/>represents. </text:p>
      <text:p text:style-name="Standard"/>
      <text:p text:style-name="Standard">- <text:span text:style-name="T1">metadata</text:span> <text:s text:c="4"/>&lt;Object&gt;</text:p>
      <text:p text:style-name="Standard"><text:s text:c="5"/>Standard object's metadata. </text:p>
      <text:list xml:id="list3380488927" text:style-name="L2">
        <text:list-item>
          <text:p text:style-name="P1"><text:span text:style-name="T2">annotations</text:span> <text:s/>&lt;map[string]string&gt;</text:p>
        </text:list-item>
      </text:list>
      <text:p text:style-name="Standard"><text:s text:c="5"/>Annotations is an unstructured key value map stored with a resource that</text:p>
      <text:p text:style-name="Standard"><text:s text:c="5"/>may be set by external tools to store and retrieve arbitrary metadata. </text:p>
      <text:list xml:id="list429638728" text:style-name="L4">
        <text:list-item>
          <text:p text:style-name="P2"><text:span text:style-name="T2">clusterName</text:span> <text:s/>&lt;string&gt;</text:p>
        </text:list-item>
      </text:list>
      <text:p text:style-name="Standard"><text:s text:c="5"/>The name of the cluster which the object belongs to. This is used to</text:p>
      <text:p text:style-name="Standard"><text:s text:c="5"/>distinguish resources with same name and namespace in different clusters.</text:p>
      <text:list xml:id="list4271462091" text:style-name="L6">
        <text:list-item>
          <text:p text:style-name="P3"><text:span text:style-name="T2">creationTimestamp</text:span> <text:s text:c="3"/>&lt;string&gt;</text:p>
        </text:list-item>
      </text:list>
      <text:p text:style-name="Standard"><text:s text:c="5"/>CreationTimestamp is a timestamp representing the server time when this</text:p>
      <text:p text:style-name="Standard"><text:s text:c="5"/>object was created.</text:p>
      <text:list xml:id="list775371284" text:style-name="L8">
        <text:list-item>
          <text:p text:style-name="P4"><text:span text:style-name="T2">deletionGracePeriodSeconds</text:span> <text:s text:c="2"/>&lt;integer&gt;</text:p>
        </text:list-item>
      </text:list>
      <text:p text:style-name="Standard"><text:s text:c="5"/>Number of seconds allowed for this object to gracefully terminate before it</text:p>
      <text:p text:style-name="Standard"><text:s text:c="5"/>will be removed from the system.</text:p>
      <text:list xml:id="list846201208" text:style-name="L10">
        <text:list-item>
          <text:p text:style-name="P5"><text:span text:style-name="T2">deletionTimestamp</text:span> <text:s text:c="3"/>&lt;string&gt;</text:p>
        </text:list-item>
      </text:list>
      <text:p text:style-name="Standard"><text:s text:c="5"/>DeletionTimestamp is RFC 3339 date and time at which this resource will be</text:p>
      <text:p text:style-name="Standard"><text:s text:c="5"/>deleted. </text:p>
      <text:list xml:id="list1840014950" text:style-name="L12">
        <text:list-item>
          <text:p text:style-name="P6"><text:span text:style-name="T2">finalizers</text:span> <text:s text:c="2"/>&lt;[]string&gt;</text:p>
        </text:list-item>
      </text:list>
      <text:p text:style-name="Standard"><text:s text:c="5"/>Must be empty before the object is deleted from the registry. Each entry is</text:p>
      <text:p text:style-name="Standard"><text:s text:c="5"/>an identifier for the responsible component that will remove the entry from</text:p>
      <text:p text:style-name="Standard"><text:s text:c="5"/>the list. </text:p>
      <text:list xml:id="list3412763165" text:style-name="L14">
        <text:list-item>
          <text:p text:style-name="P7"><text:span text:style-name="T2">generateName</text:span> &lt;string&gt;</text:p>
        </text:list-item>
      </text:list>
      <text:p text:style-name="Standard"><text:s text:c="5"/>GenerateName is an optional prefix, used by the server, to generate a</text:p>
      <text:p text:style-name="Standard"><text:s text:c="5"/>unique name ONLY</text:p>
      <text:list xml:id="list650133491" text:style-name="L18">
        <text:list-item>
          <text:p text:style-name="P9"><text:span text:style-name="T2">generation</text:span> <text:s text:c="2"/>&lt;integer&gt;</text:p>
        </text:list-item>
      </text:list>
      <text:p text:style-name="Standard"><text:s text:c="5"/>A sequence number representing a specific generation of the desired state.</text:p>
      <text:p text:style-name="Standard"><text:s text:c="5"/>Populated by the system. Read-only.</text:p>
      <text:list xml:id="list352516968" text:style-name="L16">
        <text:list-item>
          <text:p text:style-name="P8"><text:span text:style-name="T2">labels</text:span> <text:s text:c="6"/>&lt;map[string]string&gt;</text:p>
        </text:list-item>
      </text:list>
      <text:p text:style-name="Standard"><text:s text:c="5"/>Map of string keys and values that can be used to organize and categorize</text:p>
      <text:p text:style-name="Standard"><text:s text:c="5"/>(scope and select) objects. May match selectors of replication controllers</text:p>
      <text:p text:style-name="Standard"><text:s text:c="5"/>and services. </text:p>
      <text:list xml:id="list1142837348" text:style-name="L20">
        <text:list-item>
          <text:p text:style-name="P10"><text:soft-page-break/><text:span text:style-name="T2">managedFields</text:span> <text:s text:c="7"/>&lt;[]Object&gt;</text:p>
        </text:list-item>
      </text:list>
      <text:p text:style-name="Standard"><text:s text:c="5"/>ManagedFields maps workflow-id and version to the set of fields that are</text:p>
      <text:p text:style-name="Standard"><text:s text:c="5"/>managed by that workflow. </text:p>
      <text:list xml:id="list2141173596" text:style-name="L22">
        <text:list-item>
          <text:p text:style-name="P11"><text:span text:style-name="T2">name</text:span> &lt;string&gt;</text:p>
        </text:list-item>
      </text:list>
      <text:p text:style-name="Standard"><text:s text:c="5"/>Name must be unique within a namespace.</text:p>
      <text:list xml:id="list2708954693" text:style-name="L24">
        <text:list-item>
          <text:p text:style-name="P12"><text:span text:style-name="T2">namespace</text:span> <text:s text:c="3"/>&lt;string&gt;</text:p>
        </text:list-item>
      </text:list>
      <text:p text:style-name="Standard"><text:s text:c="5"/>Namespace defines the space within which each name must be unique.</text:p>
      <text:list xml:id="list3358422526" text:style-name="L26">
        <text:list-item>
          <text:p text:style-name="P13"><text:span text:style-name="T2">ownerReferences</text:span> <text:s text:c="5"/>&lt;[]Object&gt;</text:p>
        </text:list-item>
      </text:list>
      <text:p text:style-name="Standard"><text:s text:c="5"/>List of objects depended by this object. </text:p>
      <text:list xml:id="list3268833106" text:style-name="L28">
        <text:list-item>
          <text:p text:style-name="P14"><text:span text:style-name="T2">resourceVersion</text:span> <text:s text:c="5"/>&lt;string&gt;</text:p>
        </text:list-item>
      </text:list>
      <text:p text:style-name="Standard"><text:s text:c="5"/>An opaque value that represents the internal version of this object that</text:p>
      <text:p text:style-name="Standard"><text:s text:c="5"/>can be used by clients to determine when objects have changed. </text:p>
      <text:list xml:id="list4169582703" text:style-name="L31">
        <text:list-item>
          <text:p text:style-name="P15"><text:span text:style-name="T2">uid</text:span> <text:s/>&lt;string&gt;</text:p>
        </text:list-item>
      </text:list>
      <text:p text:style-name="Standard"><text:s text:c="5"/>UID is the unique in time and space value for this object. It is typically</text:p>
      <text:p text:style-name="Standard"><text:s text:c="5"/>generated by the server on successful creation of a resource and is not</text:p>
      <text:p text:style-name="Standard"><text:s text:c="5"/>allowed to change on PUT operations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5:17:51.131073686</meta:creation-date>
    <dc:date>2022-05-04T15:27:07.886447610</dc:date>
    <meta:editing-duration>PT9M17S</meta:editing-duration>
    <meta:editing-cycles>1</meta:editing-cycles>
    <meta:document-statistic meta:table-count="0" meta:image-count="0" meta:object-count="0" meta:page-count="2" meta:paragraph-count="61" meta:word-count="411" meta:character-count="2873" meta:non-whitespace-character-count="2273"/>
    <meta:generator>LibreOffice/7.3.2.2$Linux_X86_64 LibreOffice_project/30$Build-2</meta:generator>
  </office:meta>
</office:document-meta>
</file>